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880000004197649C2E7CCA7F09.png" manifest:media-type="image/png"/>
  <manifest:file-entry manifest:full-path="Pictures/1000142500002882000006B8AEB43EF565EA8AB1.svg" manifest:media-type="image/svg+xml"/>
  <manifest:file-entry manifest:full-path="Pictures/10005160000046BE00002EB72AE88DF68AAE45DD.svg" manifest:media-type="image/svg+xml"/>
  <manifest:file-entry manifest:full-path="Pictures/10000201000002AC000001C47844DBB52F6CFE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109cm" svg:height="11.958cm" svg:x="1.746cm" svg:y="7.975cm">
          <draw:image xlink:href="Pictures/10005160000046BE00002EB72AE88DF68AAE45DD.svg" xlink:type="simple" xlink:show="embed" xlink:actuate="onLoad" loext:mime-type="image/svg+xml">
            <text:p/>
          </draw:image>
          <draw:image xlink:href="Pictures/10000201000002AC000001C47844DBB52F6CFE28.png" xlink:type="simple" xlink:show="embed" xlink:actuate="onLoad" loext:mime-type="image/png"/>
        </draw:frame>
      </draw:page>
      <draw:page draw:name="page2" draw:style-name="dp1" draw:master-page-name="Default">
        <draw:frame draw:style-name="gr2" draw:text-style-name="P2" draw:layer="layout" svg:width="10.369cm" svg:height="1.719cm" svg:x="5.616cm" svg:y="13.094cm">
          <draw:image xlink:href="Pictures/1000142500002882000006B8AEB43EF565EA8AB1.svg" xlink:type="simple" xlink:show="embed" xlink:actuate="onLoad" loext:mime-type="image/svg+xml">
            <text:p/>
          </draw:image>
          <draw:image xlink:href="Pictures/10000201000001880000004197649C2E7CCA7F09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8:29:55.575378066</meta:creation-date>
    <dc:date>2019-07-08T16:04:25.244764868</dc:date>
    <meta:editing-duration>PT1M4S</meta:editing-duration>
    <meta:editing-cycles>2</meta:editing-cycles>
    <meta:generator>LibreOffice/6.2.4.2$Linux_X86_64 LibreOffice_project/20$Build-2</meta:generator>
    <meta:document-statistic meta:object-count="2"/>
  </office:meta>
</office:document-meta>
</file>